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1.4992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7.6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/>
          <table:table-cell table:style-name="ce1" office:value-type="string">
            <text:p>EXPECTED RESULT</text:p>
          </table:table-cell>
        </table:table-row>
        <table:table-row table:style-name="ro1">
          <table:table-cell table:number-columns-repeated="2"/>
          <table:table-cell office:value-type="string">
            <text:p>email</text:p>
          </table:table-cell>
          <table:table-cell office:value-type="string">
            <text:p>password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alid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abcd1234</text:p>
          </table:table-cell>
          <table:table-cell office:value-type="string">
            <text:p>Tree View</text:p>
          </table:table-cell>
        </table:table-row>
        <table:table-row table:style-name="ro2">
          <table:table-cell office:value-type="string">
            <text:p>1a</text:p>
          </table:table-cell>
          <table:table-cell office:value-type="string">
            <text:p>Invalid email</text:p>
          </table:table-cell>
          <table:table-cell office:value-type="string">
            <text:p><text:a xlink:href="mailto:jmaccree@store">jmaccree@store</text:a></text:p>
          </table:table-cell>
          <table:table-cell office:value-type="string">
            <text:p>abcd1234</text:p>
          </table:table-cell>
          <table:table-cell office:value-type="string">
            <text:p>user tries to login</text:p>
          </table:table-cell>
        </table:table-row>
        <table:table-row table:style-name="ro2">
          <table:table-cell office:value-type="string">
            <text:p>1b</text:p>
          </table:table-cell>
          <table:table-cell office:value-type="string">
            <text:p>Invalid password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Ha&amp;&amp;8jfj</text:p>
          </table:table-cell>
          <table:table-cell office:value-type="string">
            <text:p>user tries to logi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CONTROL FLOW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ES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ATERS</text:p>
          </table:table-cell>
          <table:table-cell table:style-name="Default"/>
          <table:table-cell table:style-name="ce1" office:value-type="string">
            <text:p>PATH</text:p>
          </table:table-cell>
        </table:table-row>
        <table:table-row table:style-name="ro1">
          <table:table-cell table:style-name="Default" table:number-columns-repeated="2"/>
          <table:table-cell office:value-type="string">
            <text:p>email</text:p>
          </table:table-cell>
          <table:table-cell office:value-type="string">
            <text:p>password</text:p>
          </table:table-cell>
          <table:table-cell/>
        </table:table-row>
        <table:table-row table:style-name="ro2">
          <table:table-cell office:value-type="string">
            <text:p>CF1</text:p>
          </table:table-cell>
          <table:table-cell office:value-type="string">
            <text:p>Valid Email</text:p>
          </table:table-cell>
          <table:table-cell office:value-type="string">
            <text:p><text:a xlink:href="mailto:jmaccree@oswego.edu">jmaccree@oswego.edu</text:a></text:p>
          </table:table-cell>
          <table:table-cell office:value-type="string">
            <text:p>abcd1234</text:p>
          </table:table-cell>
          <table:table-cell office:value-type="string">
            <text:p>login attempt, is valid, redirected to tree view, set authentication tree view</text:p>
          </table:table-cell>
        </table:table-row>
        <table:table-row table:style-name="ro3">
          <table:table-cell office:value-type="string">
            <text:p>CF2</text:p>
          </table:table-cell>
          <table:table-cell office:value-type="string">
            <text:p>Invalid email</text:p>
          </table:table-cell>
          <table:table-cell office:value-type="string">
            <text:p><text:a xlink:href="mailto:jmaccree@store">jmaccree@store</text:a></text:p>
          </table:table-cell>
          <table:table-cell office:value-type="string">
            <text:p>abcd1234</text:p>
          </table:table-cell>
          <table:table-cell office:value-type="string">
            <text:p>login attempt, (is NOT valid,indicate error, login attempt)<text:span text:style-name="T1">x</text:span> ,redirected to tree view, set authentication tree view</text:p>
          </table:table-cell>
        </table:table-row>
        <table:table-row table:style-name="ro3" table:number-rows-repeated="104856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3/02/2016</text:date>, <text:time>13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6-03-02T13:19:09</meta:creation-date>
    <meta:generator>OpenOffice/4.1.1$Unix OpenOffice.org_project/411m6$Build-9775</meta:generator>
    <dc:date>2016-03-02T13:27:17</dc:date>
    <dc:creator>Justin </dc:creator>
    <meta:editing-duration>PT8M8S</meta:editing-duration>
    <meta:editing-cycles>1</meta:editing-cycles>
    <meta:document-statistic meta:table-count="3" meta:cell-count="38" meta:object-count="0"/>
  </office:meta>
</office:document-meta>
</file>